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0.294cm" fo:margin-left="-1.656cm" fo:break-before="page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689cm"/>
    </style:style>
    <style:style style:name="Table1.C" style:family="table-column">
      <style:table-column-properties style:column-width="7.805cm"/>
    </style:style>
    <style:style style:name="Table1.D" style:family="table-column">
      <style:table-column-properties style:column-width="5.2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3">
      <style:text-properties fo:font-size="14pt" fo:font-weight="normal" officeooo:rsid="00240bcd" officeooo:paragraph-rsid="00240bcd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20pt" officeooo:rsid="00240bcd" officeooo:paragraph-rsid="00240bcd" style:font-size-asian="20pt" style:font-size-complex="20pt"/>
    </style:style>
    <style:style style:name="P4" style:family="paragraph" style:parent-style-name="Standard">
      <style:text-properties fo:font-size="20pt" officeooo:rsid="002696e7" officeooo:paragraph-rsid="002696e7" style:font-size-asian="20pt" style:font-size-complex="20pt"/>
    </style:style>
    <style:style style:name="P5" style:family="paragraph" style:parent-style-name="Standard">
      <style:text-properties fo:font-size="20pt" officeooo:rsid="002696e7" officeooo:paragraph-rsid="0028349f" style:font-size-asian="20pt" style:font-size-complex="20pt"/>
    </style:style>
    <style:style style:name="P6" style:family="paragraph" style:parent-style-name="Standard">
      <style:text-properties fo:font-size="12pt" officeooo:rsid="0021caa3" officeooo:paragraph-rsid="0021caa3" style:font-size-asian="10.5pt" style:font-size-complex="12pt"/>
    </style:style>
    <style:style style:name="P7" style:family="paragraph" style:parent-style-name="Standard">
      <style:text-properties fo:font-size="12pt" officeooo:rsid="0021caa3" officeooo:paragraph-rsid="00221f5d" style:font-size-asian="10.5pt" style:font-size-complex="12pt"/>
    </style:style>
    <style:style style:name="P8" style:family="paragraph" style:parent-style-name="Standard">
      <style:text-properties fo:font-size="12pt" officeooo:rsid="00221bf5" officeooo:paragraph-rsid="00221bf5" style:font-size-asian="10.5pt" style:font-size-complex="12pt"/>
    </style:style>
    <style:style style:name="P9" style:family="paragraph" style:parent-style-name="Standard">
      <style:text-properties fo:font-size="12pt" officeooo:rsid="00221f5d" officeooo:paragraph-rsid="00221f5d" style:font-size-asian="10.5pt" style:font-size-complex="12pt"/>
    </style:style>
    <style:style style:name="P10" style:family="paragraph" style:parent-style-name="Standard">
      <style:text-properties fo:font-size="12pt" officeooo:rsid="00221f5d" officeooo:paragraph-rsid="00232e2a" style:font-size-asian="10.5pt" style:font-size-complex="12pt"/>
    </style:style>
    <style:style style:name="P11" style:family="paragraph" style:parent-style-name="Standard">
      <style:text-properties fo:font-size="12pt" officeooo:rsid="00232e2a" officeooo:paragraph-rsid="00232e2a" style:font-size-asian="10.5pt" style:font-size-complex="12pt"/>
    </style:style>
    <style:style style:name="P12" style:family="paragraph" style:parent-style-name="Standard">
      <style:text-properties fo:font-size="12pt" officeooo:rsid="00240bcd" officeooo:paragraph-rsid="00240bcd" style:font-size-asian="10.5pt" style:font-size-complex="12pt"/>
    </style:style>
    <style:style style:name="P13" style:family="paragraph" style:parent-style-name="Standard">
      <style:text-properties officeooo:rsid="00221f5d" officeooo:paragraph-rsid="00221f5d"/>
    </style:style>
    <style:style style:name="P14" style:family="paragraph" style:parent-style-name="Standard">
      <style:text-properties fo:font-size="14pt" officeooo:rsid="00240bcd" officeooo:paragraph-rsid="00240bcd" style:font-size-asian="14pt" style:font-size-complex="14pt"/>
    </style:style>
    <style:style style:name="P15" style:family="paragraph" style:parent-style-name="Standard">
      <style:text-properties fo:font-size="14pt" officeooo:rsid="002696e7" officeooo:paragraph-rsid="002696e7" style:font-size-asian="12.25pt" style:font-size-complex="14pt"/>
    </style:style>
    <style:style style:name="P16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ize="14pt" style:font-size-asian="12.25pt" style:font-size-complex="14pt"/>
    </style:style>
    <style:style style:name="P18" style:family="paragraph" style:parent-style-name="Table_20_Contents">
      <style:text-properties fo:font-size="14pt" officeooo:rsid="002696e7" officeooo:paragraph-rsid="002696e7" style:font-size-asian="12.25pt" style:font-size-complex="14pt"/>
    </style:style>
    <style:style style:name="P19" style:family="paragraph" style:parent-style-name="Table_20_Contents">
      <style:text-properties fo:font-size="14pt" officeooo:rsid="0028349f" officeooo:paragraph-rsid="0028349f" style:font-size-asian="12.25pt" style:font-size-complex="14pt"/>
    </style:style>
    <style:style style:name="P20" style:family="paragraph" style:parent-style-name="Title">
      <style:paragraph-properties fo:text-align="start" style:justify-single-word="false"/>
    </style:style>
    <style:style style:name="T1" style:family="text">
      <style:text-properties officeooo:rsid="0021caa3"/>
    </style:style>
    <style:style style:name="T2" style:family="text">
      <style:text-properties officeooo:rsid="00221f5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21f5d" style:font-size-asian="10.5pt" style:font-size-complex="12pt"/>
    </style:style>
    <style:style style:name="T5" style:family="text">
      <style:text-properties officeooo:rsid="00232e2a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officeooo:rsid="0028349f" style:font-size-asian="12.25pt" style:font-size-complex="14pt"/>
    </style:style>
    <style:style style:name="T8" style:family="text">
      <style:text-properties officeooo:rsid="0028349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grama A</text:p>
      <text:p text:style-name="P1"/>
      <text:p text:style-name="P16">Requisito</text:p>
      <text:p text:style-name="P8">Dado um conjunto de soldados com biscoitos,determinar o soldado com mais biscoitos.</text:p>
      <text:p text:style-name="P8">- em caso de empate escolhe-se o 1º</text:p>
      <text:p text:style-name="P6"/>
      <text:p text:style-name="P16">Modelo de alto nível</text:p>
      <text:p text:style-name="P7"><text:span text:style-name="T2">1º-</text:span></text:p>
      <text:p text:style-name="P7"><text:span text:style-name="T2">(O quê?) Obter o nº. De biscoitos para cada soldado.</text:span></text:p>
      <text:p text:style-name="P9"/>
      <text:p text:style-name="P9">(Como?) Usar o scanf // <text:span text:style-name="T1">https://www.tutorialspoint.com/c_standard_library/c_function_scanf.htm#</text:span></text:p>
      <text:p text:style-name="P7"/>
      <text:p text:style-name="P13"><text:span text:style-name="T4">2</text:span><text:span text:style-name="T3">º-</text:span></text:p>
      <text:p text:style-name="P9">(O que?) Determinar se o primeiro soldado é o que tem mais biscoitos.</text:p>
      <text:p text:style-name="P9">(Como?) Se o <text:s/>número de biscoitos do soldado1 for maior do que o dos outros, então soldado1</text:p>
      <text:p text:style-name="P10"><text:tab/>(Como?)</text:p>
      <text:p text:style-name="P10"><text:span text:style-name="T5"><text:tab/>S</text:span>E biscoitos_do_soldado_1 &gt; biscoitos_do soldado_2</text:p>
      <text:p text:style-name="P10"><text:tab/><text:span text:style-name="T5">E <text:s text:c="2"/></text:span>biscoitos_do_soldado_1 &gt; biscoitos_do soldado_<text:span text:style-name="T5">3</text:span></text:p>
      <text:p text:style-name="P10"><text:tab/><text:span text:style-name="T5">E <text:s text:c="2"/></text:span>biscoitos_do_soldado_1 &gt; biscoitos_do soldado_<text:span text:style-name="T5">4</text:span></text:p>
      <text:p text:style-name="P10"><text:tab/><text:span text:style-name="T5">E <text:s text:c="2"/></text:span>biscoitos_do_soldado_1 &gt; biscoitos_do soldado_<text:span text:style-name="T5">5</text:span></text:p>
      <text:p text:style-name="P11"><text:tab/>ENTÃO soldado 1</text:p>
      <text:p text:style-name="P10"/>
      <text:p text:style-name="P10">Como?) Se o <text:s/>número de biscoitos do soldado1 for maior do que o dos outros, então soldado1</text:p>
      <text:p text:style-name="P10"><text:tab/>(Como?)</text:p>
      <text:p text:style-name="P10"><text:span text:style-name="T5"><text:tab/>S</text:span>E biscoitos_do_soldado_<text:span text:style-name="T5">2</text:span> &gt; biscoitos_do soldado_<text:span text:style-name="T5">1</text:span></text:p>
      <text:p text:style-name="P10"><text:tab/><text:span text:style-name="T5">E <text:s text:c="2"/></text:span>biscoitos_do_soldado_<text:span text:style-name="T5">2</text:span> &gt; biscoitos_do soldado_<text:span text:style-name="T5">3</text:span></text:p>
      <text:p text:style-name="P10"><text:tab/><text:span text:style-name="T5">E <text:s text:c="2"/></text:span>biscoitos_do_soldado_<text:span text:style-name="T5">2</text:span> &gt; biscoitos_do soldado_<text:span text:style-name="T5">4</text:span></text:p>
      <text:p text:style-name="P10"><text:tab/><text:span text:style-name="T5">E <text:s text:c="2"/></text:span>biscoitos_do_soldado_<text:span text:style-name="T5">2</text:span> &gt; biscoitos_do soldado_<text:span text:style-name="T5">5</text:span></text:p>
      <text:p text:style-name="P10"><text:tab/><text:span text:style-name="T5">ENTÃO soldado 2</text:span></text:p>
      <text:p text:style-name="P10"/>
      <text:p text:style-name="P10">Como?) Se o <text:s/>número de biscoitos do soldado1 for maior do que o dos outros, então soldado1</text:p>
      <text:p text:style-name="P10"><text:tab/>(Como?)</text:p>
      <text:p text:style-name="P10"><text:span text:style-name="T5"><text:tab/>S</text:span>E biscoitos_do_soldado_<text:span text:style-name="T5">3</text:span> &gt; biscoitos_do soldado_<text:span text:style-name="T5">1</text:span></text:p>
      <text:p text:style-name="P10"><text:tab/><text:span text:style-name="T5">E <text:s text:c="2"/></text:span>biscoitos_do_soldado_<text:span text:style-name="T5">3</text:span> &gt; biscoitos_do soldado_<text:span text:style-name="T5">2</text:span></text:p>
      <text:p text:style-name="P10"><text:tab/><text:span text:style-name="T5">E <text:s text:c="2"/></text:span>biscoitos_do_soldado_<text:span text:style-name="T5">3</text:span> &gt; biscoitos_do soldado_<text:span text:style-name="T5">4</text:span></text:p>
      <text:p text:style-name="P10"><text:tab/><text:span text:style-name="T5">E <text:s text:c="2"/></text:span>biscoitos_do_soldado_<text:span text:style-name="T5">3</text:span> &gt; biscoitos_do soldado_<text:span text:style-name="T5">5</text:span></text:p>
      <text:p text:style-name="P10"><text:tab/><text:span text:style-name="T5">ENTÃO soldado 3</text:span></text:p>
      <text:p text:style-name="P10"/>
      <text:p text:style-name="P10">Como?) Se o <text:s/>número de biscoitos do soldado1 for maior do que o dos outros, então soldado1</text:p>
      <text:p text:style-name="P10"><text:tab/>(Como?)</text:p>
      <text:p text:style-name="P10"><text:span text:style-name="T5"><text:tab/>S</text:span>E biscoitos_do_soldado_1 &gt; biscoitos_do soldado_2</text:p>
      <text:p text:style-name="P10"><text:tab/><text:span text:style-name="T5">E <text:s text:c="2"/></text:span>biscoitos_do_soldado_1 &gt; biscoitos_do soldado_<text:span text:style-name="T5">3</text:span></text:p>
      <text:p text:style-name="P10"><text:tab/><text:span text:style-name="T5">E <text:s text:c="2"/></text:span>biscoitos_do_soldado_1 &gt; biscoitos_do soldado_</text:p>
      <text:p text:style-name="P10"><text:tab/><text:span text:style-name="T5">E <text:s text:c="2"/></text:span>biscoitos_do_soldado_1 &gt; biscoitos_do soldado_<text:span text:style-name="T5">5</text:span></text:p>
      <text:p text:style-name="P10"><text:tab/><text:span text:style-name="T5">ENTÃO soldado 4</text:span></text:p>
      <text:p text:style-name="P10"/>
      <text:p text:style-name="P10">Como?) Se o <text:s/>número de biscoitos do soldado1 for maior do que o dos outros, então soldado1</text:p>
      <text:p text:style-name="P10"><text:soft-page-break/><text:tab/>(Como?)</text:p>
      <text:p text:style-name="P10"/>
      <text:p text:style-name="P10"><text:span text:style-name="T5"><text:tab/>S</text:span>E biscoitos_do_soldado_1 &gt; biscoitos_do soldado_2</text:p>
      <text:p text:style-name="P10"><text:tab/><text:span text:style-name="T5">E <text:s text:c="2"/></text:span>biscoitos_do_soldado_1 &gt; biscoitos_do soldado_<text:span text:style-name="T5">3</text:span></text:p>
      <text:p text:style-name="P10"><text:tab/><text:span text:style-name="T5">E <text:s text:c="2"/></text:span>biscoitos_do_soldado_1 &gt; biscoitos_do soldado_<text:span text:style-name="T5">4</text:span></text:p>
      <text:p text:style-name="P10"><text:tab/><text:span text:style-name="T5">E <text:s text:c="2"/></text:span>biscoitos_do_soldado_1 &gt; biscoitos_do soldado_<text:span text:style-name="T5">5</text:span></text:p>
      <text:p text:style-name="P10"><text:tab/><text:span text:style-name="T5">ENTÃO soldado 5</text:span></text:p>
      <text:p text:style-name="P10"/>
      <text:p text:style-name="P11">3.</text:p>
      <text:p text:style-name="P11">(O que?) exibir o soldado com o maior número de biscoitos</text:p>
      <text:p text:style-name="P11">(Como?) printf // https://www.tutorialspoint.com/c_standard_library/c_function_printf.htm</text:p>
      <text:p text:style-name="P11"/>
      <text:p text:style-name="P11">Cenários</text:p>
      <text:p text:style-name="P11"/>
      <text:p text:style-name="P11">Cenário#1 valido (input: 1 2 3 4 5 output 5)</text:p>
      <text:p text:style-name="P11">Cenário#2 valido (input: 5 4 3 2 1 output 1)</text:p>
      <text:p text:style-name="P11">Cenário#3 valido (input: 5 5 3 2 1 output 1)</text:p>
      <text:p text:style-name="P11"/>
      <text:p text:style-name="P12">Cenário#4 invalido (input: a b c d e f output erro)</text:p>
      <text:p text:style-name="P12">Cenário#5 invalido (input: 1.1 2.2 3.3 4.4 5.5 output erro)</text:p>
      <text:p text:style-name="P12">Cenário#6 invalido (input: 1 2 3 output erro)</text:p>
      <text:p text:style-name="P12">Cenário#7 invalido (input: 1 2 3 4 5 6 output erro)</text:p>
      <text:p text:style-name="P12"/>
      <text:p text:style-name="P3">Código Fonte</text:p>
      <text:p text:style-name="P14">//Entrada</text:p>
      <text:h text:style-name="P2" text:outline-level="3" text:is-list-header="true">#include &lt;stdio.h&gt;</text:h>
      <text:p text:style-name="P14">int biscoitos_do_soldado_1</text:p>
      <text:p text:style-name="P14">scanf(%d, &amp;biscoitos_do_soldado_1)</text:p>
      <text:p text:style-name="P3"/>
      <text:p text:style-name="P14">//Processamento</text:p>
      <text:p text:style-name="P14"/>
      <text:p text:style-name="P14">//Saida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Teste de Mesa</text:p>
      <text:p text:style-name="P5"><text:span text:style-name="T6">Cenário #1 (input: 1 2 3 4 5 output:5</text:span><text:span text:style-name="T7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P</text:p>
          </table:table-cell>
          <table:table-cell table:style-name="Table1.A1" office:value-type="string">
            <text:p text:style-name="P18">Estado</text:p>
          </table:table-cell>
          <table:table-cell table:style-name="Table1.A1" office:value-type="string">
            <text:p text:style-name="P18">Declaração </text:p>
          </table:table-cell>
          <table:table-cell table:style-name="Table1.D1" office:value-type="string">
            <text:p text:style-name="P18">Resultado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>Int biscoito_do_soldado_1 = 0</text:p>
          </table:table-cell>
          <table:table-cell table:style-name="Table1.D2" office:value-type="string">
            <text:p text:style-name="P18">Biscoitos_do_soldado_1 - 0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>Scanf(“%d”,biscoitos_do_soldado_1)</text:p>
          </table:table-cell>
          <table:table-cell table:style-name="Table1.D2" office:value-type="string">
            <text:p text:style-name="P18">Biscoitos_do_soldado_1 - 1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D2" office:value-type="string">
            <text:p text:style-name="P18">Biscoitos_do_soldado_2 - 0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Scanf</text:p>
          </table:table-cell>
          <table:table-cell table:style-name="Table1.D2" office:value-type="string">
            <text:p text:style-name="P18">Biscoitos_do_soldado_2 - 2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D2" office:value-type="string">
            <text:p text:style-name="P18">Biscoitos_do_soldado_3 - 0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Scanf</text:p>
          </table:table-cell>
          <table:table-cell table:style-name="Table1.D2" office:value-type="string">
            <text:p text:style-name="P18">Biscoitos_do_soldado_3 - 3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D2" office:value-type="string">
            <text:p text:style-name="P18">Biscoitos_do_soldado_4 - 0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Scanf</text:p>
          </table:table-cell>
          <table:table-cell table:style-name="Table1.D2" office:value-type="string">
            <text:p text:style-name="P18">Biscoitos_do_soldado_4 - 4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8">Biscoitos_do_soldado_5 - 0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8">Biscoitos_do_soldado_5 - 5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>Biscoitos_do_soldado_1=1</text:p>
            <text:p text:style-name="P18">Biscoitos_do_soldado_2=2</text:p>
            <text:p text:style-name="P18">Biscoitos_do_soldado_3=3</text:p>
            <text:p text:style-name="P18">Biscoitos_do_soldado_4=4</text:p>
            <text:p text:style-name="P18">Biscoitos_do_soldado_5=5</text:p>
          </table:table-cell>
          <table:table-cell table:style-name="Table1.A2" office:value-type="string">
            <text:p text:style-name="P18">if</text:p>
          </table:table-cell>
          <table:table-cell table:style-name="Table1.D2" office:value-type="string">
            <text:p text:style-name="P18">Fals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04:42.365701533</meta:creation-date>
    <meta:editing-duration>PT5M2S</meta:editing-duration>
    <meta:editing-cycles>3</meta:editing-cycles>
    <meta:generator>LibreOffice/7.3.7.2$Linux_X86_64 LibreOffice_project/30$Build-2</meta:generator>
    <dc:date>2023-02-28T17:37:48.642363392</dc:date>
    <meta:document-statistic meta:table-count="1" meta:image-count="0" meta:object-count="0" meta:page-count="4" meta:paragraph-count="94" meta:word-count="425" meta:character-count="3151" meta:non-whitespace-character-count="2754"/>
  </office:meta>
</office:document-meta>
</file>